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ionList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avaSelectionList.generateSaxFragment( ContentHandler contentHandler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JavaSelectionList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ListItem.generateSaxFragment( ContentHandler contentHandler ,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JavaSelectionList.markForRe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SelectionList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SelectionList.setAttribute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ava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ListItem.SelectionList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avaSelectionList.addItem( Object value , XMLizabl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addItem( Object valu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setNullable(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setDatatype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avaSelectionList.AbstractJavaSelec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